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Text_20_body">
      <style:text-properties officeooo:paragraph-rsid="002b7527"/>
    </style:style>
    <style:style style:name="P13" style:family="paragraph" style:parent-style-name="Text_20_body">
      <style:text-properties officeooo:paragraph-rsid="002c3b91"/>
    </style:style>
    <style:style style:name="P14" style:family="paragraph" style:parent-style-name="Standard">
      <style:text-properties officeooo:rsid="002c7adc" officeooo:paragraph-rsid="002c7adc"/>
    </style:style>
    <style:style style:name="P15" style:family="paragraph" style:parent-style-name="Heading_20_1">
      <style:text-properties fo:language="de" fo:country="DE"/>
    </style:style>
    <style:style style:name="P16" style:family="paragraph" style:parent-style-name="Heading_20_1">
      <style:text-properties fo:language="de" fo:country="DE" officeooo:paragraph-rsid="00249967"/>
    </style:style>
    <style:style style:name="P17" style:family="paragraph" style:parent-style-name="Text_20_body">
      <style:text-properties officeooo:rsid="002c7adc" officeooo:paragraph-rsid="002c7adc"/>
    </style:style>
    <style:style style:name="P18" style:family="paragraph" style:parent-style-name="Text_20_body">
      <style:paragraph-properties fo:line-height="115%"/>
      <style:text-properties officeooo:rsid="002c7adc" officeooo:paragraph-rsid="002c7adc"/>
    </style:style>
    <style:style style:name="P19" style:family="paragraph" style:parent-style-name="Text_20_body">
      <style:paragraph-properties fo:line-height="115%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T14" style:family="text">
      <style:text-properties officeooo:rsid="0030d40e"/>
    </style:style>
    <style:style style:name="T15" style:family="text">
      <style:text-properties officeooo:rsid="0032c76c"/>
    </style:style>
    <style:style style:name="T16" style:family="text">
      <style:text-properties officeooo:rsid="003a5d06"/>
    </style:style>
    <style:style style:name="T17" style:family="text">
      <style:text-properties officeooo:rsid="003a899b"/>
    </style:style>
    <style:style style:name="T18" style:family="text">
      <style:text-properties officeooo:rsid="003c49f0"/>
    </style:style>
    <style:style style:name="T19" style:family="text">
      <style:text-properties style:font-name="Liberation Serif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LibreOffice-Dokument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5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doppelseitige Bruteforce-Methode überlegt, welche durch Ausprobieren die kürzeste Lösung für jedes Auto findet.</text:p>
      <text:h text:style-name="P15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 Dabei dient uns ein Array für die Abspeicherung der auszuparkenden Autos und das <text:span text:style-name="T16">A</text:span>ndere für die Abspeicherung der <text:span text:style-name="T17">q</text:span>uerstehenden <text:span text:style-name="T17">Autos</text:span>.</text:p>
      <text:p text:style-name="Text_20_body">Im Array mit den <text:span text:style-name="T17">q</text:span>uerstehenden Autos werden leere Plätze mit „null“ und besetzte Plätze mit dem jeweiligen Buchstaben des Autos angegeben.</text:p>
      <text:p text:style-name="P12">Die Basis des Programms ist die Methode „<text:span text:style-name="T17">a</text:span>utosAusparken“. Diese ruft für alle auszuparkenden Autos die „selectShorterPath“-Methode, gefolgt von der „reset<text:span text:style-name="T10">Parallel</text:span>Cars“-Methode auf und <text:span text:style-name="T17">gibt zuletzt</text:span> das Ergebnis in der Konsole aus. Bevor die <text:span text:style-name="T5">A</text:span>usführung startet, wird überprüft zu welchem Grad der Parkplatz überhaupt lösbar ist.</text:p>
      <text:p text:style-name="P12"><text:span text:style-name="T9">Die „reset</text:span><text:span text:style-name="T10">Parallel</text:span><text:span text:style-name="T9">Cars“-Methode, wie der </text:span><text:span text:style-name="T10">N</text:span><text:span text:style-name="T9">ame schon sagt, </text:span><text:span text:style-name="T17">setzt</text:span><text:span text:style-name="T9"> die querstehen</text:span><text:span text:style-name="T10">den</text:span><text:span text:style-name="T9"> Autos </text:span><text:span text:style-name="T17">zurück</text:span><text:span text:style-name="T9">. Sie löscht alle Werte des Arrays für die querstehenden Autos, und füllt sie anschließend wieder mit den Werten aus der Text</text:span><text:span text:style-name="T17">d</text:span><text:span text:style-name="T9">atei.</text:span></text:p>
      <text:p text:style-name="P13">Die „selectShorterPath- Methode <text:span text:style-name="T2">überprüft zuerst, ob hinter dem auszuparkenden Auto </text:span><text:span text:style-name="T7">ein </text:span><text:span text:style-name="T9">querstehendes </text:span><text:span text:style-name="T18">Auto</text:span><text:span text:style-name="T7"> steht, was das </text:span><text:span text:style-name="T18">A</text:span><text:span text:style-name="T7">usparken verhindern würde. Falls es kein </text:span><text:span text:style-name="T9">querstehendes A</text:span><text:span text:style-name="T7">uto gibt, kann problemlos ausgeparkt werden. Gibt es jedoch eine Blockade, wird versucht das Auto in beide Richtungen so weit zu verschieben, dass das Auto </text:span><text:span text:style-name="T8">ausparken kann. </text:span><text:span text:style-name="T10">Danach wird entschieden, welche Richtung weniger Züge </text:span><text:span text:style-name="T18">benötigt</text:span><text:span text:style-name="T10">.</text:span></text:p>
      <text:p text:style-name="P11">Für die Verschiebung der querstehenden Autos ist die Methode „moveParallelCar“ zuständig. Zuerst wird getestet, ob das Auto, welches versch<text:span text:style-name="T11">oben werden soll,</text:span> von einem <text:span text:style-name="T11">anderen </text:span><text:span text:style-name="T18">Auto</text:span><text:span text:style-name="T11"> oder der Wand blockiert wird. </text:span><text:span text:style-name="T13">Falls es keine Blockade gibt,</text:span><text:span text:style-name="T12"> kann das Auto einfach </text:span><text:span text:style-name="T13">verschoben werden. </text:span><text:span text:style-name="T14">Existiert eine Blockade, w</text:span><text:span text:style-name="T15">erden alle im </text:span><text:span text:style-name="T18">W</text:span><text:span text:style-name="T15">eg stehenden Autos</text:span><text:span text:style-name="T14"> mittels </text:span><text:span text:style-name="T15">R</text:span><text:span text:style-name="T14">ekursion </text:span><text:span text:style-name="T15">verschoben.</text:span></text:p>
      <text:p text:style-name="P18"><text:span text:style-name="T19">Funktionen am Rande:</text:span></text:p>
      <text:p text:style-name="P19"><text:span text:style-name="T19">„calcSecondChar“-Methode: Gibt den zweiten Buchstaben eines Querstehenden Autos zurück.</text:span></text:p>
      <text:p text:style-name="P19"><text:span text:style-name="T19">„calcFreeSpace“-Methode: gibt als Array den platz zurück, welches ein Querstehendes Auto zur rechten und linken Seite hat.</text:span></text:p>
      <text:p text:style-name="P19"><text:span text:style-name="T19">„noArrayBoundaries“-Methode: Testet, ob der versuch ein Auto zu Verschieben, außerhalb der Array-grenzen enden würde.</text:span></text:p>
      <text:p text:style-name="P14"><text:span text:style-name="T19">„noCarBoundaries“-Methode: Identisch zur „noArrayBoundaries“-Methode, jedoch werden hier auch andere Autos berücksichtigt.</text:span></text:p>
      <text:p text:style-name="P11"/>
      <text:h text:style-name="P16" text:outline-level="1"><text:bookmark-start text:name="__RefHeading___Toc2236_4178761632"/><text:soft-page-break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h text:style-name="P15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LibreOffice-Dokument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3</text:page-number>/<text:page-count>3</text:page-count></text:p>
      </style:footer>
      <style:footer-first>
        <text:p text:style-name="MP2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4H21M2S</meta:editing-duration>
    <meta:editing-cycles>13</meta:editing-cycles>
    <meta:generator>LibreOffice/7.2.1.2$Windows_X86_64 LibreOffice_project/87b77fad49947c1441b67c559c339af8f3517e22</meta:generator>
    <dc:date>2021-10-28T08:53:12.761000000</dc:date>
    <meta:document-statistic meta:table-count="0" meta:image-count="0" meta:object-count="0" meta:page-count="3" meta:paragraph-count="39" meta:word-count="543" meta:character-count="4041" meta:non-whitespace-character-count="3532"/>
  </office:meta>
</office:document-meta>
</file>